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40fd9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40fd9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40fd9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40fd9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40fd9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40fd9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40fd9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40fd9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40fd9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40fd9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40fd9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40fd9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40fd9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40fd9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40fd9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40fd9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40fd9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José Rafael Tamiche Fuentes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6/6/2012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213545179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6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Jesús Rafael Tamiche Rodrígu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3540671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55.601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2" meta:paragraph-count="15" meta:word-count="177" meta:character-count="1170" meta:non-whitespace-character-count="1002"/>
    <meta:template xlink:type="simple" xlink:actuate="onRequest" xlink:title="Normal" xlink:href=""/>
  </office:meta>
</office:document-meta>
</file>